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7742" officeooo:paragraph-rsid="0015bd69"/>
    </style:style>
    <style:style style:name="P2" style:family="paragraph" style:parent-style-name="Standard">
      <style:text-properties officeooo:rsid="002ddecc" officeooo:paragraph-rsid="0015bd69"/>
    </style:style>
    <style:style style:name="P3" style:family="paragraph" style:parent-style-name="Standard">
      <style:text-properties officeooo:paragraph-rsid="0015bd69"/>
    </style:style>
    <style:style style:name="P4" style:family="paragraph" style:parent-style-name="Standard" style:list-style-name="L1">
      <style:text-properties officeooo:rsid="0015bd69" officeooo:paragraph-rsid="0015bd69"/>
    </style:style>
    <style:style style:name="P5" style:family="paragraph" style:parent-style-name="Standard">
      <style:text-properties fo:color="#00a933" officeooo:rsid="0015bd69" officeooo:paragraph-rsid="0015bd69"/>
    </style:style>
    <style:style style:name="P6" style:family="paragraph" style:parent-style-name="Standard">
      <style:text-properties officeooo:paragraph-rsid="0016843d"/>
    </style:style>
    <style:style style:name="P7" style:family="paragraph" style:parent-style-name="Standard" style:list-style-name="L2">
      <style:text-properties officeooo:rsid="0016843d" officeooo:paragraph-rsid="0016843d"/>
    </style:style>
    <style:style style:name="P8" style:family="paragraph" style:parent-style-name="Standard">
      <style:text-properties officeooo:rsid="0016843d" officeooo:paragraph-rsid="0016843d"/>
    </style:style>
    <style:style style:name="P9" style:family="paragraph" style:parent-style-name="Standard" style:list-style-name="L3">
      <style:text-properties officeooo:rsid="0016843d" officeooo:paragraph-rsid="0016843d"/>
    </style:style>
    <style:style style:name="P10" style:family="paragraph" style:parent-style-name="Standard">
      <style:text-properties officeooo:rsid="00179db3" officeooo:paragraph-rsid="00179db3"/>
    </style:style>
    <style:style style:name="P11" style:family="paragraph" style:parent-style-name="Standard" style:list-style-name="L2">
      <style:text-properties officeooo:rsid="00179db3" officeooo:paragraph-rsid="00179db3"/>
    </style:style>
    <style:style style:name="P12" style:family="paragraph" style:parent-style-name="Standard" style:list-style-name="L3">
      <style:text-properties officeooo:rsid="00179db3" officeooo:paragraph-rsid="00179db3"/>
    </style:style>
    <style:style style:name="P13" style:family="paragraph" style:parent-style-name="Standard" style:list-style-name="L3">
      <style:text-properties officeooo:rsid="001889ad" officeooo:paragraph-rsid="001889ad"/>
    </style:style>
    <style:style style:name="P14" style:family="paragraph" style:parent-style-name="Standard">
      <style:text-properties officeooo:rsid="001a67ff" officeooo:paragraph-rsid="001a67ff"/>
    </style:style>
    <style:style style:name="P15" style:family="paragraph" style:parent-style-name="Standard" style:list-style-name="L4">
      <style:text-properties officeooo:rsid="001a67ff" officeooo:paragraph-rsid="001a67ff"/>
    </style:style>
    <style:style style:name="P16" style:family="paragraph" style:parent-style-name="Standard">
      <style:text-properties officeooo:paragraph-rsid="001a67ff"/>
    </style:style>
    <style:style style:name="P17" style:family="paragraph" style:parent-style-name="Standard">
      <style:text-properties officeooo:rsid="001c07f4" officeooo:paragraph-rsid="001c07f4"/>
    </style:style>
    <style:style style:name="P18" style:family="paragraph" style:parent-style-name="Standard" style:list-style-name="L4">
      <style:text-properties officeooo:rsid="001c07f4" officeooo:paragraph-rsid="001c07f4"/>
    </style:style>
    <style:style style:name="P19" style:family="paragraph" style:parent-style-name="Standard" style:list-style-name="L3">
      <style:text-properties officeooo:rsid="001c07f4" officeooo:paragraph-rsid="001c07f4"/>
    </style:style>
    <style:style style:name="P20" style:family="paragraph" style:list-style-name="L1">
      <style:text-properties officeooo:rsid="0015bd69" officeooo:paragraph-rsid="0015bd69"/>
    </style:style>
    <style:style style:name="P21" style:family="paragraph" style:parent-style-name="Standard">
      <style:paragraph-properties fo:break-before="page"/>
      <style:text-properties officeooo:rsid="002ddecc" officeooo:paragraph-rsid="0015bd69"/>
    </style:style>
    <style:style style:name="P22" style:family="paragraph" style:parent-style-name="Standard">
      <style:paragraph-properties fo:break-before="page"/>
      <style:text-properties officeooo:rsid="001a67ff" officeooo:paragraph-rsid="001a67ff"/>
    </style:style>
    <style:style style:name="P23" style:family="paragraph">
      <style:text-properties officeooo:rsid="001c07f4" officeooo:paragraph-rsid="001c07f4"/>
    </style:style>
    <style:style style:name="T1" style:family="text">
      <style:text-properties officeooo:rsid="0015bd69"/>
    </style:style>
    <style:style style:name="T2" style:family="text">
      <style:text-properties fo:font-weight="bold" officeooo:rsid="0015bd69" style:font-weight-asian="bold" style:font-weight-complex="bold"/>
    </style:style>
    <style:style style:name="T3" style:family="text">
      <style:text-properties fo:font-weight="bold" officeooo:rsid="001d7742" style:font-weight-asian="bold" style:font-weight-complex="bold"/>
    </style:style>
    <style:style style:name="T4" style:family="text">
      <style:text-properties fo:color="#00a933" officeooo:rsid="0015bd69"/>
    </style:style>
    <style:style style:name="T5" style:family="text">
      <style:text-properties fo:color="#00a933" officeooo:rsid="0016843d"/>
    </style:style>
    <style:style style:name="T6" style:family="text">
      <style:text-properties fo:color="#00a933" officeooo:rsid="001a67ff"/>
    </style:style>
    <style:style style:name="T7" style:family="text">
      <style:text-properties officeooo:rsid="00179db3"/>
    </style:style>
    <style:style style:name="T8" style:family="text">
      <style:text-properties officeooo:rsid="001889ad"/>
    </style:style>
    <style:style style:name="T9" style:family="text">
      <style:text-properties officeooo:rsid="001c07f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Results</text:span><text:span text:style-name="T3"> structure: </text:span></text:p>
      <text:p text:style-name="P1"/>
      <text:p text:style-name="P2"><text:span text:style-name="T1">Results</text:span> Part 1 – <text:span text:style-name="T1">Self Consistency</text:span></text:p>
      <text:p text:style-name="P2"/>
      <text:p text:style-name="P5">PARAGRAPH ON SELF CONSIST PLOT:</text:p>
      <text:list xml:id="list87567990" text:style-name="L1">
        <text:list-item>
          <text:p text:style-name="P4">5000 SAMPLES</text:p>
        </text:list-item>
        <text:list-item>
          <text:p text:style-name="P4">50/90 INTERVAL</text:p>
        </text:list-item>
        <text:list-item>
          <text:p text:style-name="P4">GREEN ARE THE highest 500, red are the lowest 500 scattered on vitamin contour</text:p>
        </text:list-item>
        <text:list-item>
          <text:p text:style-name="P4">Shows expected behaviour that high likelihoods are mainly in the centre of the contour whereas low likelihoods are found in the wings. </text:p>
        </text:list-item>
        <text:list-item>
          <text:p text:style-name="P4">The vertical lines in the 1d axes represent the highest and lowest likelihood overall.</text:p>
        </text:list-item>
        <text:list-item>
          <text:p text:style-name="P4">Talk about the 1d case and 2d case</text:p>
        </text:list-item>
        <text:list-item>
          <text:p text:style-name="P4">where does the 1d fail – the 2 mulitmodal dists thatvit isnt well trained on – can be explained by incomplete training again.</text:p>
        </text:list-item>
      </text:list>
      <text:p text:style-name="P1"/>
      <text:p text:style-name="P21"><text:span text:style-name="T1">Results</text:span> Part <text:span text:style-name="T1">2 </text:span>– <text:span text:style-name="T1">Reproducibility</text:span></text:p>
      <text:p text:style-name="P2"/>
      <text:p text:style-name="P6"><text:span text:style-name="T4">PARAGRAPH ON </text:span><text:span text:style-name="T5">HISTS PLOT</text:span><text:span text:style-name="T4">:</text:span></text:p>
      <text:list xml:id="list3945168361" text:style-name="L2">
        <text:list-item>
          <text:p text:style-name="P7">Explain why the two extrema are highlighted</text:p>
        </text:list-item>
        <text:list-item>
          <text:p text:style-name="P7">Why this range of batch sizes and no more (data lim, and lower means more stochastic so there becomes a significant neagtive skew to the data – the binning is much worse for lower batch sizes, ity is the binning that causes the negative skew)</text:p>
        </text:list-item>
        <text:list-item>
          <text:p text:style-name="P11">5000 samples</text:p>
        </text:list-item>
      </text:list>
      <text:p text:style-name="P8"/>
      <text:p text:style-name="P8">Introduce binning in this section, <text:span text:style-name="T7">no earlier – </text:span><text:span text:style-name="T9">binning comes from the complex tf.distribution stuff, </text:span></text:p>
      <text:p text:style-name="P8"/>
      <text:p text:style-name="P8">Desribe the process of error analysis of fitting normal dists to the hists in fig 6 </text:p>
      <text:p text:style-name="P8"/>
      <text:p text:style-name="P10">2 forms of scatter, 1 from error (shwon in hists plot) and 2 from discrepency between vitasmin and bilby. The second can be limited by completing training until the multimodal params are well fitted, the first can be limited with higher batchsize</text:p>
      <text:p text:style-name="P8"/>
      <text:p text:style-name="P6"><text:span text:style-name="T4">PARAGRAPH ON </text:span><text:span text:style-name="T5">SCATTER PLOTS (LONG – LOTS TO TALK ABOUT)</text:span><text:span text:style-name="T4">:</text:span></text:p>
      <text:list xml:id="list1297149357" text:style-name="L3">
        <text:list-item>
          <text:p text:style-name="P9">Even at the highest batch size there is <text:span text:style-name="T8">binning</text:span></text:p>
        </text:list-item>
        <text:list-item>
          <text:p text:style-name="P12">5000 samples</text:p>
        </text:list-item>
        <text:list-item>
          <text:p text:style-name="P12">How were the dynesty loglikes evaluated (where do I mention this, needs to be beofre as I need them for the likleihood reweighting methods scetion)</text:p>
        </text:list-item>
        <text:list-item>
          <text:p text:style-name="P13">density contour shows 50 and 68% intervals (1-\sigma)</text:p>
        </text:list-item>
        <text:list-item>
          <text:p text:style-name="P13">continue discussion on binning</text:p>
        </text:list-item>
        <text:list-item>
          <text:p text:style-name="P13">top axis LHS shows the 2 indepent runs overlaid on the same set of 5000 vitamin samples</text:p>
        </text:list-item>
        <text:list-item>
          <text:p text:style-name="P19">LHS isolates the first type of scatter from finite batch size (even at higher batch size, binning is minimised but still apparent). RHS has both sources of scatter, finite bacth size and discrepnecy between target and proposal posterior dists.</text:p>
        </text:list-item>
      </text:list>
      <text:p text:style-name="P10"/>
      <text:p text:style-name="P10"/>
      <text:p text:style-name="P17">Does it pass the reproducibility test? - unsure as a full proper quyantitative error analysis is not yet possible due to binning preventing gaussian fits of lower batch sizes and </text:p>
      <text:p text:style-name="P17"/>
      <text:p text:style-name="P17">The goal is to get loglikelihood with +- 0.1 to fit in with industry standards in BILBY and LALInference.</text:p>
      <text:p text:style-name="P22">Results Part 3 – Likelihood Reweighting</text:p>
      <text:p text:style-name="P14"/>
      <text:p text:style-name="P16"><text:span text:style-name="T4">PARAGRAPH ON </text:span><text:span text:style-name="T6">RESAMPLED CORNER PLOT</text:span><text:span text:style-name="T4">:</text:span></text:p>
      <text:list xml:id="list2993452124" text:style-name="L4">
        <text:list-item>
          <text:p text:style-name="P15">First setence is stating what is plotted with what. Full corner plot of 6 params, see table {params}</text:p>
        </text:list-item>
        <text:list-item>
          <text:p text:style-name="P15">5000 reweighted samples with 10000 dynesty and 100,000 proposal</text:p>
        </text:list-item>
        <text:list-item>
          <text:p text:style-name="P15">50,90 credible</text:p>
        </text:list-item>
        <text:list-item>
          <text:p text:style-name="P15">black = xtruths</text:p>
        </text:list-item>
        <text:list-item>
          <text:p text:style-name="P15">resampled does a better job at matxching the mulitmodal dists but gives an uninformative distance posterior. <text:span text:style-name="T9">(Don’t explain, just describe)</text:span></text:p>
        </text:list-item>
        <text:list-item>
          <text:p text:style-name="P18">Has succeeded in matching the tafrget posterior more – success</text:p>
        </text:list-item>
      </text:list>
      <text:p text:style-name="P17"/>
      <text:p text:style-name="P17">Explain the flat distance post. Link back to hists fig and show the larger error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3T09:02:23.915631573</meta:creation-date>
    <meta:generator>LibreOffice/6.4.6.2$Linux_X86_64 LibreOffice_project/40$Build-2</meta:generator>
    <dc:date>2021-03-23T12:06:05.941759208</dc:date>
    <meta:editing-duration>PT1H44S</meta:editing-duration>
    <meta:editing-cycles>3</meta:editing-cycles>
    <meta:document-statistic meta:table-count="0" meta:image-count="0" meta:object-count="0" meta:page-count="3" meta:paragraph-count="37" meta:word-count="499" meta:character-count="2881" meta:non-whitespace-character-count="2427"/>
  </office:meta>
</office:document-meta>
</file>